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AP04_tB, Gabriel Barufi Veras - Exercício 3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office:value-type="string">
            <text:p>tensão</text:p>
          </table:table-cell>
          <table:table-cell office:value-type="string">
            <text:p>resistência</text:p>
          </table:table-cell>
          <table:table-cell office:value-type="string">
            <text:p>corrente</text:p>
          </table:table-cell>
          <table:table-cell office:value-type="string">
            <text:p>potência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float" office:value="5.384615">
            <text:p>5,38462</text:p>
          </table:table-cell>
          <table:table-cell office:value-type="float" office:value="3300">
            <text:p>3300</text:p>
          </table:table-cell>
          <table:table-cell table:formula="of:=([.C3]/[.B3])" office:value-type="float" office:value="612.857186632656">
            <text:p>612,86</text:p>
          </table:table-cell>
          <table:table-cell table:formula="of:=([.D3]*[.B3])" office:value-type="float" office:value="3300">
            <text:p>3300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float" office:value="3.23077">
            <text:p>3,23077</text:p>
          </table:table-cell>
          <table:table-cell office:value-type="float" office:value="1000">
            <text:p>1000</text:p>
          </table:table-cell>
          <table:table-cell table:formula="of:=([.C4]/[.B4])" office:value-type="float" office:value="309.523735827682">
            <text:p>309,52</text:p>
          </table:table-cell>
          <table:table-cell table:formula="of:=([.D4]*[.B4])" office:value-type="float" office:value="1000">
            <text:p>1000</text:p>
          </table:table-cell>
        </table:table-row>
        <table:table-row table:style-name="ro2">
          <table:table-cell office:value-type="string">
            <text:p>R3</text:p>
          </table:table-cell>
          <table:table-cell office:value-type="float" office:value="8.615385">
            <text:p>8,61539</text:p>
          </table:table-cell>
          <table:table-cell office:value-type="float" office:value="2200">
            <text:p>2200</text:p>
          </table:table-cell>
          <table:table-cell table:formula="of:=([.C5]/[.B5])" office:value-type="float" office:value="255.357131457271">
            <text:p>255,36</text:p>
          </table:table-cell>
          <table:table-cell table:formula="of:=([.D5]*[.B5])" office:value-type="float" office:value="2200">
            <text:p>2200</text:p>
          </table:table-cell>
        </table:table-row>
        <table:table-row table:style-name="ro2">
          <table:table-cell office:value-type="string">
            <text:p>R4</text:p>
          </table:table-cell>
          <table:table-cell office:value-type="float" office:value="2.153845">
            <text:p>2,15385</text:p>
          </table:table-cell>
          <table:table-cell office:value-type="float" office:value="2200">
            <text:p>2200</text:p>
          </table:table-cell>
          <table:table-cell table:formula="of:=([.C6]/[.B6])" office:value-type="float" office:value="1021.42911862274">
            <text:p>1021,43</text:p>
          </table:table-cell>
          <table:table-cell table:formula="of:=([.D6]*[.B6])" office:value-type="float" office:value="2200">
            <text:p>2200</text:p>
          </table:table-cell>
        </table:table-row>
        <table:table-row table:style-name="ro2">
          <table:table-cell office:value-type="string">
            <text:p>R5</text:p>
          </table:table-cell>
          <table:table-cell office:value-type="float" office:value="1.076923">
            <text:p>1,07692</text:p>
          </table:table-cell>
          <table:table-cell office:value-type="float" office:value="3300">
            <text:p>3300</text:p>
          </table:table-cell>
          <table:table-cell table:formula="of:=([.C7]/[.B7])" office:value-type="float" office:value="3064.28593316328">
            <text:p>3064,29</text:p>
          </table:table-cell>
          <table:table-cell table:formula="of:=([.D7]*[.B7])" office:value-type="float" office:value="3300">
            <text:p>3300</text:p>
          </table:table-cell>
        </table:table-row>
        <table:table-row table:style-name="ro2">
          <table:table-cell office:value-type="string">
            <text:p>R6</text:p>
          </table:table-cell>
          <table:table-cell office:value-type="float" office:value="0.999992">
            <text:p>0,99999</text:p>
          </table:table-cell>
          <table:table-cell office:value-type="float" office:value="1000">
            <text:p>1000</text:p>
          </table:table-cell>
          <table:table-cell table:formula="of:=([.C8]/[.B8])" office:value-type="float" office:value="1000.008000064">
            <text:p>1000,01</text:p>
          </table:table-cell>
          <table:table-cell table:formula="of:=([.D8]*[.B8])" office:value-type="float" office:value="1000">
            <text:p>1000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/08/2010</text:date>, <text:time>12:34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30T11:52:49.29</meta:creation-date>
    <dc:date>2010-08-30T12:34:18.57</dc:date>
    <meta:editing-duration>PT00H11M55S</meta:editing-duration>
    <meta:editing-cycles>3</meta:editing-cycles>
    <meta:generator>BrOffice.org/3.1$Win32 OpenOffice.org_project/310m11$Build-9399</meta:generator>
    <meta:document-statistic meta:table-count="3" meta:cell-count="35" meta:object-count="0"/>
  </office:meta>
</office:document-meta>
</file>